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50000010D7C28B8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001cm" svg:height="1.251cm" draw:z-index="0"><draw:image xlink:href="Pictures/10000000000004150000010D7C28B890.png" xlink:type="simple" xlink:show="embed" xlink:actuate="onLoad"/></draw:frame><draw:frame draw:style-name="fr1" draw:name="Image2" text:anchor-type="paragraph" svg:width="5.001cm" svg:height="1.251cm" draw:z-index="1"><draw:image xlink:href="Pictures/10000000000004150000010D7C28B890.png" xlink:type="simple" xlink:show="embed" xlink:actuate="onLoad"/></draw:frame></text:p>
      <text:p text:style-name="Standard"/>
      <text:p text:style-name="Standard"/>
      <text:p text:style-name="Standard"><draw:frame draw:style-name="fr1" draw:name="Image3" text:anchor-type="paragraph" svg:width="5.001cm" svg:height="1.251cm" draw:z-index="2"><draw:image xlink:href="Pictures/10000000000004150000010D7C28B890.png" xlink:type="simple" xlink:show="embed" xlink:actuate="onLoad"/></draw:frame></text:p>
      <text:p text:style-name="Standard"/>
      <text:p text:style-name="Standard"/>
      <text:p text:style-name="Standard"><draw:frame draw:style-name="fr1" draw:name="Image4" text:anchor-type="paragraph" svg:width="5.001cm" svg:height="1.251cm" draw:z-index="3"><draw:image xlink:href="Pictures/10000000000004150000010D7C28B890.png" xlink:type="simple" xlink:show="embed" xlink:actuate="onLoad"/></draw:frame></text:p>
      <text:p text:style-name="Standard"/>
      <text:p text:style-name="Standard"/>
      <text:p text:style-name="Standard"><draw:frame draw:style-name="fr1" draw:name="Image5" text:anchor-type="paragraph" svg:width="5.001cm" svg:height="1.251cm" draw:z-index="4"><draw:image xlink:href="Pictures/10000000000004150000010D7C28B890.png" xlink:type="simple" xlink:show="embed" xlink:actuate="onLoad"/></draw:frame></text:p>
      <text:p text:style-name="Standard"/>
      <text:p text:style-name="Standard"/>
      <text:p text:style-name="Standard"><draw:frame draw:style-name="fr1" draw:name="Image6" text:anchor-type="paragraph" svg:width="5.001cm" svg:height="1.251cm" draw:z-index="5"><draw:image xlink:href="Pictures/10000000000004150000010D7C28B890.png" xlink:type="simple" xlink:show="embed" xlink:actuate="onLoad"/></draw:frame></text:p>
      <text:p text:style-name="Standard"/>
      <text:p text:style-name="Standard"/>
      <text:p text:style-name="Standard"><draw:frame draw:style-name="fr1" draw:name="Image7" text:anchor-type="paragraph" svg:width="5.001cm" svg:height="1.251cm" draw:z-index="6"><draw:image xlink:href="Pictures/10000000000004150000010D7C28B890.png" xlink:type="simple" xlink:show="embed" xlink:actuate="onLoad"/></draw:frame></text:p>
      <text:p text:style-name="Standard"/>
      <text:p text:style-name="Standard"/>
      <text:p text:style-name="Standard"><draw:frame draw:style-name="fr1" draw:name="Image8" text:anchor-type="paragraph" svg:width="5.001cm" svg:height="1.251cm" draw:z-index="7"><draw:image xlink:href="Pictures/10000000000004150000010D7C28B8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1:10:51.478000000</meta:creation-date>
    <dc:date>2016-01-15T16:19:34.873000000</dc:date>
    <meta:editing-duration>PT4H53M39S</meta:editing-duration>
    <meta:editing-cycles>4</meta:editing-cycles>
    <meta:generator>LibreOffice/4.4.4.3$Windows_x86 LibreOffice_project/2c39ebcf046445232b798108aa8a7e7d89552ea8</meta:generator>
    <meta:print-date>2016-01-15T13:06:06.309000000</meta:print-date>
    <meta:document-statistic meta:table-count="0" meta:image-count="8" meta:object-count="0" meta:page-count="1" meta:paragraph-count="0" meta:word-count="0" meta:character-count="0" meta:non-whitespace-character-count="0"/>
  </office:meta>
</office:document-meta>
</file>